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BeanConverterImpl.remove( Session session , Node parentNode , BeanDescriptor beanDescriptor , ClassDescriptor beanClassDescriptor , Object object , ClassDescriptor parentClassDescriptor , Object par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BeanConverterImpl.insert( Session session , Node parentNode , BeanDescriptor beanDescriptor , ClassDescriptor beanClassDescriptor , Object object , ClassDescriptor parentClassDescriptor , Objec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eanConverterImpl.DefaultBeanConverterImpl( Mapper mapper , ObjectConverter objectConverter , AtomicTypeConverterProvider atomicTypeConverter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eanConverterImpl.getObject( Session session , Node parentNode , BeanDescriptor beanDescriptor , ClassDescriptor beanClassDescriptor , Class beanClass , Objec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eanConverterImpl.update( Session session , Node parentNode , BeanDescriptor beanDescriptor , ClassDescriptor beanClassDescriptor , Object object , ClassDescriptor parentClassDescriptor , Object par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